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/>
    </style:style>
    <style:style style:name="P4" style:family="paragraph" style:parent-style-name="Standard" style:list-style-name="L1">
      <style:text-properties style:font-name="Calibri"/>
    </style:style>
    <style:style style:name="P5" style:family="paragraph" style:parent-style-name="Standard">
      <style:text-properties style:font-name="Calibri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7" style:family="paragraph" style:parent-style-name="Standard" style:list-style-name="L1">
      <style:text-properties style:font-name="Calibri" fo:font-weight="bold" style:font-weight-asian="bold" style:font-weight-complex="bold"/>
    </style:style>
    <style:style style:name="P8" style:family="paragraph" style:parent-style-name="Standard" style:list-style-name="L2">
      <style:text-properties style:font-name="Calibri" fo:font-weight="bold" style:font-weight-asian="bold" style:font-weight-complex="bold"/>
    </style:style>
    <style:style style:name="P9" style:family="paragraph" style:parent-style-name="Standard" style:list-style-name="L3">
      <style:text-properties style:font-name="Calibri"/>
    </style:style>
    <style:style style:name="P10" style:family="paragraph" style:parent-style-name="Standard"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(FATF - Financial Action Task Force</text:p>
      <text:p text:style-name="P1">Die FATF (Financial Action Tast Force on Money Laundering) versteht sich selbst als <text:span text:style-name="T1">international führendes Gremium zur Bekämpfung der Geldwäsche</text:span> und hat ihren Sitz bei der OECD in Paris. <text:span text:style-name="T1">Hauptziel der FATF ist die Entwicklung und Förderung von Grundsätzen zur Bekämpfung der Geldwäsche und der Terrorismusfinanzierung.</text:span>Hierzu hat die FATF <text:span text:style-name="T2">40 Empfehlungen</text:span> als Mindeststandards sowie 9 Sonderempfehlungen zur Bekämpfung der Terrorismusfinanzierung verabschiedet. Die FATF besteht gegenwärtig aus 34 Mitgliedsländern und zwei internationalen Organisationen.</text:p>
      <text:p text:style-name="P2">PISA OECD)</text:p>
      <text:p text:style-name="P1"/>
      <text:p text:style-name="P10">BaFin - Bundesanstalt für Finanzdienstleistungsaufsicht</text:p>
      <text:p text:style-name="P1">Die BaFin verfolgt <text:span text:style-name="T1">das Ziel, einen Missbrauch des Finanzsystems zu Zwecken von Geldwäsche und Terrorfinanzierung zu verhindern. </text:span>Sie sorgt dafür, dass die zu diesem Zweck bestehenden <text:span text:style-name="T1">gesetzlichen Pflichten von den von ihr beaufsichtigten Unternehmen und Personen umgesetzt werden. </text:span>Diese Pflichten ergeben sich aus dem Geldwäschegesetz(GwG), dem Kreditwesengesetz(KWG), dem Versicherungsaufsichtsgesetzt(VAG), dem Zahlungsdiensteaufsichtsgesetz(ZAG) oder dem Kapitalanlagegesetzbuch(KAGB).</text:p>
      <text:p text:style-name="P1">Schließlich ist in der Abteilung <text:span text:style-name="T1">"Geldwäscheprävention" auch die elektronische Kontenabrufeinrichtung nach § 24c KWG angesiedelt.</text:span> Hiermit können unter bestimmten Voraussetzungen <text:span text:style-name="T1">Konten verdächtiger Terroristen oder anderer Straftäter bei in Deutschland ansässigen Kreditinstituten aufgespürt und an die jeweiligen Anfragenden (insbesondere Strafverfolgungsbehörden) übermittelt werden. </text:span>Die Abteilung GW <text:span text:style-name="T1">vertritt außerdem die finanzaufsichtlichen Interessen in diversen internationalen und europäischen Gremien, i</text:span><text:span text:style-name="T2">nsbesondere in der Financial Action Task Force on Money Laundering </text:span>(FATF) oder dem Sub-Committee on Anti Money Laundering (AMLC), einem Unterausschuss des Gemeinsamen Ausschuss der Europäischen Aufsichtsbehörden. </text:p>
      <text:p text:style-name="P1"/>
      <text:p text:style-name="P1"><text:span text:style-name="T4">Richtlinien für Kredit- und Finanzdienstleistungsinstitute:</text:span><text:tab/><text:tab/></text:p>
      <text:p text:style-name="P2">- politisch exponierte Person?</text:p>
      <text:p text:style-name="P2">- konzernweite Gefährdungsanalyse der Kunden</text:p>
      <text:p text:style-name="P2">- Einteilung in Risikoklassen</text:p>
      <text:p text:style-name="P1">- Überprüfung der Art der Geschäftstätigkeit</text:p>
      <text:p text:style-name="P1">- Beweggründe der Kontoeröffnung</text:p>
      <text:p text:style-name="P1">- Ort der Geschäftstätigkeit des Kunden</text:p>
      <text:p text:style-name="P1">- Herkunft der Geldmittel</text:p>
      <text:p text:style-name="P1">- Überprüfung der Geschäftsbeziehungen des potenziellen Bankkunden</text:p>
      <text:p text:style-name="P2">- Bestellung eines Geldwäschebeauftragten</text:p>
      <text:p text:style-name="P1">- Kundendaten mit Datenbanken privater Anbieter abgleichen</text:p>
      <text:p text:style-name="P1">- Banken müssen sämtliche Maßnahmen zur Geldwäsche auch für Tochtergesellschaften gewährleisten</text:p>
      <text:p text:style-name="P1">- Ungewöhnliche Transaktionen?</text:p>
      <text:list xml:id="list8178843371690535527" text:style-name="L1">
        <text:list-item>
          <text:p text:style-name="P7">Software zur Überprüfung auf verdächtige Aktivitäten</text:p>
        </text:list-item>
        <text:list-item>
          <text:p text:style-name="P4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Immobilienmarkler müssen erst bei bestimmten Vorraussetzungen ihre Kunden auf Geldwäsche überprüfen:</text:p>
      <text:p text:style-name="P2">- Mieter soll Mietkaution auf ein ausländisches Konto überweisen</text:p>
      <text:p text:style-name="P1">- bei Annahme von Bargeld in Höhe von mehr als 15.000€</text:p>
      <text:p text:style-name="P1">- bestehen konkrete Anhaltspunkte die Transaktion für Geldwäsche zu missbrauchen</text:p>
      <text:p text:style-name="P1">- Zweifel an der Identität des Vertragspartners</text:p>
      <text:p text:style-name="P1">- alle erhobenen Angaben dokumentieren und mind. 5 Jahre aufbewahren</text:p>
      <text:p text:style-name="P1">- Bestellung eines Geldwäschebeauftragten nicht notwendig</text:p>
      <text:p text:style-name="P1"><text:s/></text:p>
      <text:p text:style-name="P1">Grundsätzlich steht es im Ermessen des Verpflichteten zu entscheiden, wann ein Risiko besteht. Dieser sog. risikoorientierte Ansatz lässt den betroffenen viel Raum.</text:p>
      <text:p text:style-name="P1"/>
      <text:p text:style-name="P1">Für private Personen gelten lockere Regelungen, diese treffen in der Regel nur bei höheren Summen Bargeld auf das Geldwäschegesetz. </text:p>
      <text:p text:style-name="P2">Personen die gezielt Waren einkaufen oder herstellen, um diese weiter zu verkaufen, müssen unter Umständen ein Gewerbe anmelden, somit müssen sie auch die Geldwäschegesetzte beachten.</text:p>
      <text:p text:style-name="P10">Überprüfende</text:p>
      <text:list xml:id="list8333565815176174150" text:style-name="L2">
        <text:list-item>
          <text:p text:style-name="P8">BaFin</text:p>
        </text:list-item>
        <text:list-item>
          <text:p text:style-name="P8">Bundeskriminalamt Zentralstelle für Verdachtsmeldungen</text:p>
        </text:list-item>
      </text:list>
      <text:p text:style-name="P1">- Jeweils zuständige Aufsichtsbehörde für das Versicherungswesen</text:p>
      <text:p text:style-name="P1">- örtliche Rechtsanwaltskammer</text:p>
      <text:p text:style-name="P2">höhere Instanzen:</text:p>
      <text:p text:style-name="P1">- Bundesministerium der Finanzen</text:p>
      <text:p text:style-name="P1">- Bundesministerium des Innern</text:p>
      <text:p text:style-name="P1">- Europäische Bankaufsichtsbehörde</text:p>
      <text:p text:style-name="P1">- Europäische Aufsichtsbehörde für das Versicherungswesen</text:p>
      <text:p text:style-name="P10">Anwälte, Notare und Kammerrechtsbeistände</text:p>
      <text:p text:style-name="P1"><text:s text:c="12"/>Handhabung und/oder Abwicklung von Finanzangelegenheit ausserhalb von Rechtsberatung/Prozessvertretung</text:p>
      <text:p text:style-name="P1"><text:s text:c="12"/>{Sind zur Anzeige verpflichtet, falls Verdacht aufkommt bei folgenden Dienstleistungen:</text:p>
      <text:p text:style-name="P1"><text:s text:c="12"/>a) <text:s/>Kauf und Verkauf von Immobilien oder Gewerbebetrieben,</text:p>
      <text:p text:style-name="P1"><text:s text:c="12"/>b) <text:s/>Verwaltung von Geld, Wertpapieren oder sonstigen Vermögenswerten,</text:p>
      <text:p text:style-name="P1"><text:s text:c="12"/>c) <text:s/>Eröffnung oder Verwaltung von Bank-, Spar- oder Wertpapierkonten,</text:p>
      <text:list xml:id="list3804324374387327605" text:style-name="L3">
        <text:list-item>
          <text:list>
            <text:list-item>
              <text:p text:style-name="P9">Beschaffung der zur Gründung, zum Betrieb oder zur Verwaltung von Gesellschaften erforderlichen Mittel</text:p>
              <text:p text:style-name="P9">e) <text:s/>Gründung, Betrieb oder Verwaltung von Treuhandgesellschaften, Gesellschaften oder ähnlichen Strukturen,</text:p>
            </text:list-item>
          </text:list>
        </text:list-item>
      </text:list>
      <text:p text:style-name="P1">f) Durchführen von Finanz -oder Immobilientransaktionen für Mandanten.}</text:p>
      <text:p text:style-name="P1"/>
      <text:p text:style-name="P11">Spielbanken</text:p>
      <text:p text:style-name="P6">Müssen ab ver/kauf von &gt;= 2000€ Spielmarken auf jeden Fall Identität festellen.</text:p>
      <text:p text:style-name="P6">Anbieter von Glücksspiel im Internet</text:p>
      <text:p text:style-name="P3">Sorgsames betreiben von Datenverarbeitungssystemen</text:p>
      <text:p text:style-name="P3"/>
      <text:p text:style-name="P1"><text:span text:style-name="T1">{Weiterhin gilt das Personen</text:span>, welche Bargeld über Grenzen bewegen, a<text:span text:style-name="T1">lle Summen die 10000€ übersteigen,</text:span> vorher an zu melden haben. Sonst handelt es sich um eine Ordnungswidrigkeit und kann zu einem Verdacht der Geldwäsche führen.}</text:p>
      <text:p text:style-name="P1">Zusat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L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L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c</meta:initial-creator>
    <meta:creation-date>2013-10-27T16:26:07.25</meta:creation-date>
    <dc:date>2013-10-27T16:36:05.22</dc:date>
    <dc:creator>a c</dc:creator>
    <meta:editing-duration>PT9M4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2" meta:paragraph-count="56" meta:word-count="602" meta:character-count="4979"/>
  </office:meta>
</office:document-meta>
</file>